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0035in" fo:margin-right="0in" fo:margin-top="0in" fo:margin-bottom="0.0075in" style:contextual-spacing="false" fo:line-height="103%" fo:text-indent="-0.0071in" style:auto-text-indent="false"/>
      <style:text-properties officeooo:paragraph-rsid="00187da1"/>
    </style:style>
    <style:style style:name="P2" style:family="paragraph" style:parent-style-name="Standard">
      <style:paragraph-properties fo:margin-left="-0.0035in" fo:margin-right="0in" fo:margin-top="0in" fo:margin-bottom="0.0756in" style:contextual-spacing="false" fo:line-height="103%" fo:text-indent="-0.0071in" style:auto-text-indent="false"/>
      <style:text-properties officeooo:paragraph-rsid="00187da1"/>
    </style:style>
    <style:style style:name="P3" style:family="paragraph" style:parent-style-name="Standard">
      <style:paragraph-properties fo:margin-left="-0.0035in" fo:margin-right="0in" fo:margin-top="0in" fo:margin-bottom="0.0736in" style:contextual-spacing="false" fo:line-height="103%" fo:text-indent="-0.0071in" style:auto-text-indent="false"/>
      <style:text-properties officeooo:paragraph-rsid="00187da1"/>
    </style:style>
    <style:style style:name="P4" style:family="paragraph" style:parent-style-name="Standard">
      <style:paragraph-properties fo:margin-left="-0.0035in" fo:margin-right="0in" fo:margin-top="0in" fo:margin-bottom="0.0752in" style:contextual-spacing="false" fo:line-height="103%" fo:text-indent="-0.0071in" style:auto-text-indent="false"/>
      <style:text-properties officeooo:paragraph-rsid="00187da1"/>
    </style:style>
    <style:style style:name="P5" style:family="paragraph" style:parent-style-name="Standard">
      <style:paragraph-properties fo:margin-top="0in" fo:margin-bottom="0in" style:contextual-spacing="false"/>
      <style:text-properties officeooo:paragraph-rsid="00187da1"/>
    </style:style>
    <style:style style:name="P6" style:family="paragraph" style:parent-style-name="Standard">
      <style:paragraph-properties fo:margin-top="0in" fo:margin-bottom="0.0661in" style:contextual-spacing="false"/>
      <style:text-properties officeooo:paragraph-rsid="00187da1"/>
    </style:style>
    <style:style style:name="T1" style:family="text">
      <style:text-properties fo:color="#333333" loext:opacity="100%" style:font-name="Cambria" fo:font-size="10.5pt" style:font-name-asian="Cambria1" style:font-size-asian="10.5pt" style:font-name-complex="Cambria1"/>
    </style:style>
    <style:style style:name="T2" style:family="text">
      <style:text-properties fo:color="#333333" loext:opacity="100%" style:font-name="Cambria" fo:font-size="10.5pt" fo:font-weight="bold" style:font-name-asian="Cambria1" style:font-size-asian="10.5pt" style:font-weight-asian="bold" style:font-name-complex="Cambria1"/>
    </style:style>
    <style:style style:name="T3" style:family="text">
      <style:text-properties fo:color="#333333" loext:opacity="100%" style:font-name="Arial" fo:font-size="10.5pt" style:font-name-asian="Arial1" style:font-size-asian="10.5pt" style:font-name-complex="Arial1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5" style:family="text">
      <style:text-properties style:font-name="Times New Roman" fo:font-size="12pt" style:font-name-asian="Times New Roman1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Question 1:</text:span><text:span text:style-name="T5"> </text:span></text:p>
      <text:p text:style-name="P1"><text:span text:style-name="T1">Write a program in JAVA that displays a menu as shown in the sample run and asks user to two numbers. You can enter</text:span><text:span text:style-name="T3"> </text:span><text:span text:style-name="T2">a</text:span><text:span text:style-name="T1">,</text:span><text:span text:style-name="T3"> </text:span><text:span text:style-name="T2">s</text:span><text:span text:style-name="T1">,</text:span><text:span text:style-name="T3"> m</text:span><text:span text:style-name="T1">, d</text:span><text:span text:style-name="T2">, r <text:s/>or p</text:span><text:span text:style-name="T3"> </text:span><text:span text:style-name="T1">for choosing an addition, subtraction, multiplication, division, <text:s/>remainder or power. Depending operation type, you will evaluate the result of an operation. For a division operation such as</text:span><text:span text:style-name="T3"> </text:span><text:span text:style-name="T2">number1 / number2</text:span><text:span text:style-name="T1">, you should check </text:span><text:span text:style-name="T2">number2</text:span><text:span text:style-name="T3"> so that it is </text:span><text:span text:style-name="T1">not zero. Your program should be inside of a loop and exit loop whenever you enter 6.</text:span><text:span text:style-name="T3"> </text:span></text:p>
      <text:p text:style-name="P5"><text:span text:style-name="T3"><text:s/></text:span></text:p>
      <text:p text:style-name="P2"><text:span text:style-name="T1">&lt;Output&gt; </text:span></text:p>
      <text:p text:style-name="P3"><text:span text:style-name="T1">Select Operation: </text:span></text:p>
      <text:p text:style-name="P1"><text:span text:style-name="T1">1: Addition </text:span></text:p>
      <text:p text:style-name="P1"><text:span text:style-name="T1">2: Subtraction </text:span></text:p>
      <text:p text:style-name="P1"><text:span text:style-name="T1">3: Multiplication </text:span></text:p>
      <text:p text:style-name="P1"><text:span text:style-name="T1">4: Division </text:span></text:p>
      <text:p text:style-name="P1"><text:span text:style-name="T1">5: Remainder </text:span></text:p>
      <text:p text:style-name="P1"><text:span text:style-name="T1">6: Power </text:span></text:p>
      <text:p text:style-name="P1"><text:span text:style-name="T1">6: Exit </text:span></text:p>
      <text:p text:style-name="P4"><text:span text:style-name="T1">Enter a choice: m &lt;enter&gt; </text:span></text:p>
      <text:p text:style-name="P3"><text:span text:style-name="T1">Please, enter the first number: 20 &lt;enter&gt; </text:span></text:p>
      <text:p text:style-name="P4"><text:span text:style-name="T1">Please, enter the second number: 10 &lt;enter&gt; </text:span></text:p>
      <text:p text:style-name="P2"><text:span text:style-name="T1">Result of 20 * 10 = 30 </text:span></text:p>
      <text:p text:style-name="P6"><text:span text:style-name="T1"><text:s/></text:span></text:p>
      <text:p text:style-name="P3"><text:span text:style-name="T1">Select Operation: </text:span></text:p>
      <text:p text:style-name="P1"><text:span text:style-name="T1">1: Addition </text:span></text:p>
      <text:p text:style-name="P1"><text:span text:style-name="T1">2: Subtraction </text:span></text:p>
      <text:p text:style-name="P1"><text:span text:style-name="T1">3: Multiplication </text:span></text:p>
      <text:p text:style-name="P1"><text:span text:style-name="T1">4: Division </text:span></text:p>
      <text:p text:style-name="P1"><text:span text:style-name="T1">5: Remainder </text:span></text:p>
      <text:p text:style-name="P1"><text:span text:style-name="T1">6: Power </text:span></text:p>
      <text:p text:style-name="P1"><text:span text:style-name="T1">6: Exit </text:span></text:p>
      <text:p text:style-name="P3"><text:span text:style-name="T1">Enter a choice: a &lt;enter&gt; </text:span></text:p>
      <text:p text:style-name="P4"><text:span text:style-name="T1">Please, enter the first number: 21 &lt;enter&gt; </text:span></text:p>
      <text:p text:style-name="P2"><text:span text:style-name="T1">Please, enter the second number: 11 &lt;enter&gt; </text:span></text:p>
      <text:p text:style-name="P3"><text:span text:style-name="T1">Result of 21 + 11 = 32 <text:s/></text:span></text:p>
      <text:p text:style-name="P3"><text:span text:style-name="T1">. </text:span></text:p>
      <text:p text:style-name="P1"><text:span text:style-name="T1">. </text:span></text:p>
      <text:p text:style-name="P1"><text:span text:style-name="T1">&lt;End Output&gt;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8:02:43.290000000</dc:date>
    <meta:editing-duration>PT13S</meta:editing-duration>
    <meta:editing-cycles>1</meta:editing-cycles>
    <meta:document-statistic meta:table-count="0" meta:image-count="0" meta:object-count="0" meta:page-count="1" meta:paragraph-count="32" meta:word-count="177" meta:character-count="994" meta:non-whitespace-character-count="812"/>
    <meta:generator>LibreOffice/7.1.8.1$Windows_X86_64 LibreOffice_project/e1f30c802c3269a1d052614453f260e49458c82c</meta:generator>
  </office:meta>
</office:document-meta>
</file>